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D0000011AA540696243ED7F68.png" manifest:media-type="image/png"/>
  <manifest:file-entry manifest:full-path="Pictures/100000010000009B0000009663ECE600CB243DB7.png" manifest:media-type="image/png"/>
  <manifest:file-entry manifest:full-path="Pictures/100000010000007800000035A342611BCAD0CB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bin" svg:font-family="Cabin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Roman 9" svg:font-family="'LM Roman 9'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Noto Sans Mono" svg:font-family="'Noto Sans Mono'" style:font-family-generic="swiss" style:font-pitch="fixed"/>
    <style:font-face style:name="Noto Serif" svg:font-family="'Noto Serif'" style:font-family-generic="roman" style:font-pitch="variable"/>
    <style:font-face style:name="TeX Gyre Bonum Math" svg:font-family="'TeX Gyre Bonum Math'" style:font-pitch="variable"/>
    <style:font-face style:name="TeX Gyre DejaVu Math" svg:font-family="'TeX Gyre DejaVu Math'" style:font-pitch="variable"/>
    <style:font-face style:name="TeX Gyre Pagella Math" svg:font-family="'TeX Gyre Pagella Math'" style:font-pitch="variable"/>
    <style:font-face style:name="TeX Gyre Schola Math" svg:font-family="'TeX Gyre Schola Math'" style:font-pitch="variable"/>
    <style:font-face style:name="TeX Gyre Termes Math" svg:font-family="'TeX Gyre Termes Math'" style:font-pitch="variable"/>
    <style:font-face style:name="TeXGyreHeros" svg:font-family="TeXGyreHeros"/>
    <style:font-face style:name="TeXGyreHeros1" svg:font-family="TeXGyreHeros" style:font-pitch="variable"/>
    <style:font-face style:name="TeXGyreHerosCn" svg:font-family="TeXGyreHerosCn" style:font-pitch="variable"/>
    <style:font-face style:name="TeXGyreSchola" svg:font-family="TeXGyreSchola" style:font-pitch="variable"/>
    <style:font-face style:name="Ubuntu" svg:font-family="Ubuntu" style:font-pitch="variable"/>
    <style:font-face style:name="Ubuntu Mono" svg:font-family="'Ubuntu Mono'" style:font-pitch="fixed"/>
    <style:font-face style:name="aakar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999999" draw:textarea-horizontal-align="justify" draw:textarea-vertical-align="middle" draw:auto-grow-height="false" fo:min-height="0.03cm" fo:min-width="0.5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921cm" fo:min-width="2.001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1.135cm"/>
      <style:paragraph-properties style:writing-mode="lr-tb"/>
    </style:style>
    <style:style style:name="pr2" style:family="presentation" style:parent-style-name="Default-title">
      <style:graphic-properties fo:min-height="1.766cm"/>
      <style:paragraph-properties style:writing-mode="lr-tb"/>
    </style:style>
    <style:style style:name="pr3" style:family="presentation" style:parent-style-name="Default-title">
      <style:graphic-properties fo:min-height="1.63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color="#333333" loext:opacity="100%" style:font-name="TeXGyreHeros1" fo:font-size="15pt" style:font-size-asian="24pt" style:font-size-complex="24pt"/>
    </style:style>
    <style:style style:name="P2" style:family="paragraph">
      <loext:graphic-properties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style:text-properties fo:color="#333333" loext:opacity="100%" style:font-name="TeX Gyre Pagella Math" fo:font-size="16pt" style:font-size-asian="24pt" style:font-size-complex="24pt"/>
    </style:style>
    <style:style style:name="P6" style:family="paragraph">
      <style:text-properties fo:color="#333333" loext:opacity="100%" style:font-name="TeXGyreHeros1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style:font-name-asian="Liberation Sans" style:font-size-asian="24pt" style:font-name-complex="Liberation Sans" style:font-size-complex="24pt"/>
    </style:style>
    <style:style style:name="T2" style:family="text">
      <style:text-properties fo:font-size="28pt" fo:font-weight="bold" style:font-name-asian="Liberation Sans" style:font-size-asian="42pt" style:font-weight-asian="bold" style:font-name-complex="Liberation Sans" style:font-size-complex="28pt" style:font-weight-complex="bold"/>
    </style:style>
    <style:style style:name="T3" style:family="text">
      <style:text-properties fo:font-size="28pt" fo:font-weight="bold" style:font-name-asian="Liberation Sans" style:font-size-asian="28pt" style:font-weight-asian="bold" style:font-name-complex="Liberation Sans" style:font-size-complex="28pt" style:font-weight-complex="bold"/>
    </style:style>
    <style:style style:name="T4" style:family="text">
      <style:text-properties fo:font-size="28pt" fo:font-weight="normal" style:font-name-asian="Liberation Sans" style:font-size-asian="28pt" style:font-weight-asian="normal" style:font-name-complex="Liberation Sans" style:font-size-complex="28pt" style:font-weight-complex="normal"/>
    </style:style>
    <style:style style:name="T5" style:family="text">
      <style:text-properties fo:font-size="42pt" fo:font-weight="bold" style:font-name-asian="Liberation Sans" style:font-size-asian="42pt" style:font-weight-asian="bold" style:font-name-complex="Liberation Sans" style:font-size-complex="42pt" style:font-weight-complex="bold"/>
    </style:style>
    <style:style style:name="T6" style:family="text">
      <style:text-properties fo:font-size="16pt" fo:font-weight="bold" style:font-name-asian="TeXGyreHeros" style:font-size-asian="16pt" style:font-weight-asian="bold" style:font-name-complex="TeXGyreHeros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.682cm" svg:height="1.135cm" svg:x="6.9cm" svg:y="4.323cm" presentation:class="title" presentation:user-transformed="true">
          <draw:text-box>
            <text:p text:style-name="P1"><text:span text:style-name="T1">digit = 5</text:span></text:p>
          </draw:text-box>
        </draw:frame>
        <draw:frame draw:style-name="gr1" draw:text-style-name="P2" draw:layer="layout" svg:width="1.439cm" svg:height="0.483cm" svg:x="7.451cm" svg:y="13.487cm">
          <draw:image xlink:href="Pictures/100000010000007800000035A342611BCAD0CB96.png" xlink:type="simple" xlink:show="embed" xlink:actuate="onLoad" draw:mime-type="image/png">
            <text:p/>
          </draw:image>
        </draw:frame>
        <draw:frame draw:style-name="gr2" draw:text-style-name="P3" draw:layer="layout" svg:width="2.92cm" svg:height="2.742cm" svg:x="1.543cm" svg:y="3.408cm">
          <draw:image xlink:href="Pictures/100000010000009B0000009663ECE600CB243DB7.png" xlink:type="simple" xlink:show="embed" xlink:actuate="onLoad" draw:mime-type="image/png">
            <text:p/>
          </draw:image>
        </draw:frame>
        <draw:custom-shape draw:style-name="gr3" draw:text-style-name="P4" draw:layer="layout" svg:width="1.168cm" svg:height="0.559cm" svg:x="5.33cm" svg:y="4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5" draw:layer="layout" svg:width="3.78cm" svg:height="1.766cm" svg:x="14.635cm" svg:y="12.204cm" presentation:class="title" presentation:user-transformed="true">
          <draw:text-box>
            <text:p text:style-name="P5"><text:span text:style-name="T2"><text:s text:c="2"/></text:span><text:span text:style-name="T2">{</text:span><text:span text:style-name="T3">x</text:span><text:span text:style-name="T4">, </text:span><text:span text:style-name="T3">y}</text:span><text:span text:style-name="T5"> </text:span></text:p>
          </draw:text-box>
        </draw:frame>
        <draw:custom-shape draw:style-name="gr3" draw:text-style-name="P4" draw:layer="layout" svg:width="1.168cm" svg:height="0.559cm" svg:x="5.33cm" svg:y="8.3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6" draw:layer="layout" svg:width="5.08cm" svg:height="1.632cm" svg:x="7.085cm" svg:y="7.769cm" presentation:class="title" presentation:user-transformed="true">
          <draw:text-box>
            <text:p text:style-name="P1"><text:span text:style-name="T6">θ</text:span><text:span text:style-name="T1"> </text:span><text:span text:style-name="T1">=</text:span><text:span text:style-name="T1"> </text:span><text:span text:style-name="T1">(</text:span><text:span text:style-name="T1">0</text:span><text:span text:style-name="T1">.</text:span><text:span text:style-name="T1">1</text:span><text:span text:style-name="T1">2</text:span><text:span text:style-name="T1">3</text:span><text:span text:style-name="T1">,</text:span><text:span text:style-name="T1"> </text:span><text:span text:style-name="T1">4</text:span><text:span text:style-name="T1">.</text:span><text:span text:style-name="T1">5</text:span><text:span text:style-name="T1">6</text:span><text:span text:style-name="T1">,</text:span><text:span text:style-name="T1"> </text:span><text:span text:style-name="T1">.</text:span><text:span text:style-name="T1">.</text:span><text:span text:style-name="T1">.</text:span><text:span text:style-name="T1">)</text:span></text:p>
          </draw:text-box>
        </draw:frame>
        <draw:line draw:style-name="gr4" draw:text-style-name="P7" draw:layer="layout" svg:x1="13.335cm" svg:y1="3.81cm" svg:x2="13.335cm" svg:y2="8.89cm">
          <text:p/>
        </draw:line>
        <draw:frame draw:style-name="gr2" draw:text-style-name="P3" draw:layer="layout" svg:width="2.92cm" svg:height="2.742cm" svg:x="1.543cm" svg:y="7.208cm">
          <draw:image xlink:href="Pictures/100000010000009B0000009663ECE600CB243DB7.png" xlink:type="simple" xlink:show="embed" xlink:actuate="onLoad" draw:mime-type="image/png">
            <text:p/>
          </draw:image>
        </draw:frame>
        <draw:custom-shape draw:style-name="gr5" draw:text-style-name="P8" draw:layer="layout" svg:width="2.501cm" svg:height="2.171cm" svg:x="1.743cm" svg:y="7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007cm" svg:height="2.388cm" svg:x="2.057cm" svg:y="7.445cm">
          <draw:image xlink:href="Pictures/10000001000000DD0000011AA540696243ED7F68.png" xlink:type="simple" xlink:show="embed" xlink:actuate="onLoad" draw:mime-type="image/png">
            <text:p/>
          </draw:image>
        </draw:frame>
        <draw:line draw:style-name="gr4" draw:text-style-name="P7" draw:layer="layout" svg:x1="1.335cm" svg:y1="3.81cm" svg:x2="1.335cm" svg:y2="8.89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bin" svg:font-family="Cabin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Roman 9" svg:font-family="'LM Roman 9'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Noto Sans Mono" svg:font-family="'Noto Sans Mono'" style:font-family-generic="swiss" style:font-pitch="fixed"/>
    <style:font-face style:name="Noto Serif" svg:font-family="'Noto Serif'" style:font-family-generic="roman" style:font-pitch="variable"/>
    <style:font-face style:name="TeX Gyre Bonum Math" svg:font-family="'TeX Gyre Bonum Math'" style:font-pitch="variable"/>
    <style:font-face style:name="TeX Gyre DejaVu Math" svg:font-family="'TeX Gyre DejaVu Math'" style:font-pitch="variable"/>
    <style:font-face style:name="TeX Gyre Pagella Math" svg:font-family="'TeX Gyre Pagella Math'" style:font-pitch="variable"/>
    <style:font-face style:name="TeX Gyre Schola Math" svg:font-family="'TeX Gyre Schola Math'" style:font-pitch="variable"/>
    <style:font-face style:name="TeX Gyre Termes Math" svg:font-family="'TeX Gyre Termes Math'" style:font-pitch="variable"/>
    <style:font-face style:name="TeXGyreHeros" svg:font-family="TeXGyreHeros"/>
    <style:font-face style:name="TeXGyreHeros1" svg:font-family="TeXGyreHeros" style:font-pitch="variable"/>
    <style:font-face style:name="TeXGyreHerosCn" svg:font-family="TeXGyreHerosCn" style:font-pitch="variable"/>
    <style:font-face style:name="TeXGyreSchola" svg:font-family="TeXGyreSchola" style:font-pitch="variable"/>
    <style:font-face style:name="Ubuntu" svg:font-family="Ubuntu" style:font-pitch="variable"/>
    <style:font-face style:name="Ubuntu Mono" svg:font-family="'Ubuntu Mono'" style:font-pitch="fixed"/>
    <style:font-face style:name="aakar" svg:font-family="aak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2T12:01:08.067235818</meta:creation-date>
    <dc:date>2023-11-12T15:08:27.792582892</dc:date>
    <meta:editing-duration>PT2H8M17S</meta:editing-duration>
    <meta:editing-cycles>2</meta:editing-cycles>
    <meta:generator>LibreOffice/7.3.7.2$Linux_X86_64 LibreOffice_project/30$Build-2</meta:generator>
    <meta:document-statistic meta:object-count="35"/>
  </office:meta>
</office:document-meta>
</file>